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og" style:family="table">
      <style:table-properties style:width="16.999cm" table:align="margins"/>
    </style:style>
    <style:style style:name="Log.A" style:family="table-column">
      <style:table-column-properties style:column-width="5.666cm" style:rel-column-width="21845*"/>
    </style:style>
    <style:style style:name="Lo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Log.C1" style:family="table-cell">
      <style:table-cell-properties fo:padding="0.097cm" fo:border="0.002cm solid #000000"/>
    </style:style>
    <style:style style:name="Log.A2" style:family="table-cell">
      <style:table-cell-properties fo:padding="0.097cm" fo:border-left="0.002cm solid #000000" fo:border-right="none" fo:border-top="none" fo:border-bottom="0.002cm solid #000000"/>
    </style:style>
    <style:style style:name="Log.C2" style:family="table-cell">
      <style:table-cell-properties fo:padding="0.097cm" fo:border-left="0.002cm solid #000000" fo:border-right="0.002cm solid #000000" fo:border-top="none" fo:border-bottom="0.002cm solid #000000"/>
    </style:style>
    <style:style style:name="Log.A1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Trebuchet MS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4pt" fo:language="en" fo:country="GB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rebuchet MS" fo:font-size="14pt" fo:language="en" fo:country="GB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" style:family="paragraph" style:parent-style-name="Standard">
      <style:paragraph-properties fo:text-align="center" style:justify-single-word="false"/>
      <style:text-properties fo:language="en" fo:country="GB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P7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P8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P9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Honours Project Work Log</text:p>
      <text:p text:style-name="P2"/>
      <text:p text:style-name="P4"/>
      <text:p text:style-name="P2"/>
      <table:table table:name="Log" table:style-name="Log">
        <table:table-column table:style-name="Log.A" table:number-columns-repeated="3"/>
        <table:table-row>
          <table:table-cell table:style-name="Log.A1" office:value-type="string">
            <text:p text:style-name="P5">Date</text:p>
          </table:table-cell>
          <table:table-cell table:style-name="Log.A1" office:value-type="string">
            <text:p text:style-name="P5">Description</text:p>
          </table:table-cell>
          <table:table-cell table:style-name="Log.C1" office:value-type="string">
            <text:p text:style-name="P5">Time Taken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1 - </text:span>17/09/12</text:p>
          </table:table-cell>
          <table:table-cell table:style-name="Log.A2" office:value-type="string">
            <text:p text:style-name="P7">Thought about outcomes of project, both required and optional. Also created Log document. First meeting is tomorrow at 10am</text:p>
          </table:table-cell>
          <table:table-cell table:style-name="Log.C2" office:value-type="string"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18/09/12</text:p>
          </table:table-cell>
          <table:table-cell table:style-name="Log.A2" office:value-type="string">
            <text:p text:style-name="P7">Had meeting with Stephen Gilmore. Discussed both his ideas and mine. Was instructed to study how actors learn their lines and implement this research into the play for good marks.</text:p>
          </table:table-cell>
          <table:table-cell table:style-name="Log.C2" office:value-type="string">
            <text:p text:style-name="P6"/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/>
            <text:p text:style-name="P6">19/09/11</text:p>
          </table:table-cell>
          <table:table-cell table:style-name="Log.A2" office:value-type="string">
            <text:p text:style-name="P7">Looked for articles/books on stage acting. Had difficulty. Will continue to search and ask Stephen for assistance.</text:p>
            <text:p text:style-name="P7"/>
            <text:p text:style-name="P7">Sketched some initial designs for both the Home screen and Options screen.</text:p>
          </table:table-cell>
          <table:table-cell table:style-name="Log.C2" office:value-type="string">
            <text:p text:style-name="P6"/>
            <text:p text:style-name="P6"/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0/09/12</text:p>
          </table:table-cell>
          <table:table-cell table:style-name="Log.A2" office:value-type="string">
            <text:p text:style-name="P7">Sketched some more designs, specifically for “Stats” and "Main" screens.</text:p>
          </table:table-cell>
          <table:table-cell table:style-name="Log.C2" office:value-type="string">
            <text:p text:style-name="P6"/>
            <text:p text:style-name="P6">1 hr 30 minutes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2 - </text:span>24/09/12</text:p>
          </table:table-cell>
          <table:table-cell table:style-name="Log.A2" office:value-type="string">
            <text:p text:style-name="P7">Familiarised myself with the Android development kit and looked into using GitHub for version control. </text:p>
          </table:table-cell>
          <table:table-cell table:style-name="Log.C2" office:value-type="string">
            <text:p text:style-name="P6"/>
            <text:p text:style-name="P6">1 hr</text:p>
          </table:table-cell>
        </table:table-row>
        <table:table-row>
          <table:table-cell table:style-name="Log.A2" office:value-type="string">
            <text:p text:style-name="P6"/>
            <text:p text:style-name="P6">25/09/12</text:p>
          </table:table-cell>
          <table:table-cell table:style-name="Log.A2" office:value-type="string">
            <text:p text:style-name="P7">Set up a GitHub repository, created the eclipse project (SDK level 2.3.3) and also created “Home” screen design using Microsoft Paint.</text:p>
          </table:table-cell>
          <table:table-cell table:style-name="Log.C2" office:value-type="string"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6/09/12</text:p>
          </table:table-cell>
          <table:table-cell table:style-name="Log.A2" office:value-type="string">
            <text:p text:style-name="P7">Created two more designs on MS Paint for “Options” Screen and “Stats” Screen.</text:p>
          </table:table-cell>
          <table:table-cell table:style-name="Log.C2" office:value-type="string"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7/09/12</text:p>
          </table:table-cell>
          <table:table-cell table:style-name="Log.A2" office:value-type="string">
            <text:p text:style-name="P7">Created “Main” Screen design</text:p>
            <text:p text:style-name="P7"/>
            <text:p text:style-name="P7">Programmed Home Screen with limited functionality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28/09/12</text:p>
          </table:table-cell>
          <table:table-cell table:style-name="Log.A2" office:value-type="string">
            <text:p text:style-name="P7">Partly created Options Screen and completed Home Screen.</text:p>
            <text:p text:style-name="P7"/>
            <text:p text:style-name="P7">To increase flexibility for user, I added a page select as well as act <text:s/>select. 1 page = 1 A4 sheet.</text:p>
          </table:table-cell>
          <table:table-cell table:style-name="Log.C2" office:value-type="string">
            <text:p text:style-name="P6"/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/>
            <text:p text:style-name="P6">29/09/12</text:p>
          </table:table-cell>
          <table:table-cell table:style-name="Log.A2" office:value-type="string">
            <text:p text:style-name="P7">Made progress on Options Screen. Page select now updates based on Act select. Configurations added as well with helpful popups to guide user.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ext:soft-page-break/>
        <table:table-row>
          <table:table-cell table:style-name="Log.A12" office:value-type="date" office:date-value="2012-09-30">
            <text:p text:style-name="P6">30/09/12</text:p>
          </table:table-cell>
          <table:table-cell table:style-name="Log.A2" office:value-type="string">
            <text:p text:style-name="P7">Stats Screen created with limited functionality</text:p>
          </table:table-cell>
          <table:table-cell table:style-name="Log.C2" office:value-type="string"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<text:span text:style-name="T1">WEEK 3 -</text:span> 02/10/12</text:p>
          </table:table-cell>
          <table:table-cell table:style-name="Log.A2" office:value-type="string">
            <text:p text:style-name="P7">Made some changes based on advice from meeting.</text:p>
            <text:p text:style-name="P7"/>
            <text:p text:style-name="P7">Also started development of Main Screen</text:p>
          </table:table-cell>
          <table:table-cell table:style-name="Log.C2" office:value-type="string">
            <text:p text:style-name="P6"/>
            <text:p text:style-name="P6"/>
            <text:p text:style-name="P6">4 hours</text:p>
          </table:table-cell>
        </table:table-row>
        <table:table-row>
          <table:table-cell table:style-name="Log.A2" office:value-type="string">
            <text:p text:style-name="P6"/>
            <text:p text:style-name="P6">03/10/12</text:p>
          </table:table-cell>
          <table:table-cell table:style-name="Log.A2" office:value-type="string">
            <text:p text:style-name="P7">Project is ready for 1<text:span text:style-name="T2">st</text:span> group meeting (Main Screen implemented)</text:p>
            <text:p text:style-name="P7"/>
            <text:p text:style-name="P7">Presentation Slides nearly finished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5M19S</meta:editing-duration>
    <meta:editing-cycles>29</meta:editing-cycles>
    <meta:generator>OpenOffice.org/3.3$Win32 OpenOffice.org_project/330m20$Build-9567</meta:generator>
    <dc:date>2012-10-04T00:37:50.52</dc:date>
    <dc:creator>Daniel Muir</dc:creator>
    <meta:document-statistic meta:table-count="1" meta:image-count="0" meta:object-count="0" meta:page-count="2" meta:paragraph-count="48" meta:word-count="296" meta:character-count="1764"/>
    <meta:user-defined meta:name="Info 1"/>
    <meta:user-defined meta:name="Info 2"/>
    <meta:user-defined meta:name="Info 3"/>
    <meta:user-defined meta:name="Info 4"/>
  </office:meta>
</office:document-meta>
</file>